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4e5" officeooo:paragraph-rsid="000494e5"/>
    </style:style>
    <style:style style:name="P2" style:family="paragraph" style:parent-style-name="Standard">
      <style:text-properties officeooo:rsid="000622bb" officeooo:paragraph-rsid="000622bb"/>
    </style:style>
    <style:style style:name="P3" style:family="paragraph" style:parent-style-name="Standard">
      <style:text-properties officeooo:rsid="00074f63" officeooo:paragraph-rsid="00074f63"/>
    </style:style>
    <style:style style:name="P4" style:family="paragraph" style:parent-style-name="Standard">
      <style:text-properties officeooo:rsid="0008de56" officeooo:paragraph-rsid="0008de56"/>
    </style:style>
    <style:style style:name="P5" style:family="paragraph" style:parent-style-name="Standard">
      <style:text-properties officeooo:rsid="0008de56" officeooo:paragraph-rsid="00094e5d"/>
    </style:style>
    <style:style style:name="P6" style:family="paragraph" style:parent-style-name="Standard">
      <style:text-properties officeooo:rsid="000ab408" officeooo:paragraph-rsid="000ab408"/>
    </style:style>
    <style:style style:name="T1" style:family="text">
      <style:text-properties officeooo:rsid="00074f63"/>
    </style:style>
    <style:style style:name="T2" style:family="text">
      <style:text-properties officeooo:rsid="00094e5d"/>
    </style:style>
    <style:style style:name="T3" style:family="text">
      <style:text-properties officeooo:rsid="000ab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ation orientée objet</text:p>
      <text:p text:style-name="P1"/>
      <text:p text:style-name="P2">Objet → en gros c’est tout ce qu’il y a de basique en code (fonctions, variables...)</text:p>
      <text:p text:style-name="P2"/>
      <text:p text:style-name="P2">Pour les définir, on va utiliser des classes, cela va permettre, de un, d’aérer le code, et aussi de voir à quoi ressemblent <text:s/>ces objets et qu’est ce qui différencie un objet d’un autre même objet (ex : objet→voiture / classe→couleur, marque)</text:p>
      <text:p text:style-name="P2">Ces variables, présents dans la classe et qui servent à différencier chaque objet, sont appelé attributs.</text:p>
      <text:p text:style-name="P2"/>
      <text:p text:style-name="P2">On a donc : Objet ⇒ Classe ⇒ Attributs</text:p>
      <text:p text:style-name="P2"/>
      <text:p text:style-name="P2">Les différents objets alors créé grâce à ces attributs et d’une même classe sont appelés des instances.</text:p>
      <text:p text:style-name="P2"/>
      <text:p text:style-name="P2">- On peut aussi utiliser des fonctions dans les classes, qui s’appellent méthodes.</text:p>
      <text:p text:style-name="P2"/>
      <text:p text:style-name="P2">- <text:span text:style-name="T1">Il peut y avoir des « étages » de classes (ex : Véhicule ⇒ Voiture ou Camion ⇒ Porsche ou Audi / Mercedes ou Man)</text:span></text:p>
      <text:p text:style-name="P2"/>
      <text:p text:style-name="P3">On va écrire :</text:p>
      <text:p text:style-name="P3"/>
      <text:p text:style-name="P4">class Objet :</text:p>
      <text:p text:style-name="P4"><text:tab/>attribut1 = …</text:p>
      <text:p text:style-name="P4"><text:tab/>attribut2 = …</text:p>
      <text:p text:style-name="P4"><text:tab/>etc.</text:p>
      <text:p text:style-name="P4"/>
      <text:p text:style-name="P5">- Objet() # <text:span text:style-name="T2">appeler l’objet</text:span></text:p>
      <text:p text:style-name="P4">- Objet.attribut # appeler l’attribut de l’objet</text:p>
      <text:p text:style-name="P4"/>
      <text:p text:style-name="P4"><text:span text:style-name="T3">On peut utiliser la fonction « __init__ », pour pouvoir initialiser une instance et la changer à son gré On la note « def </text:span>__<text:span text:style-name="T3">init__ (self, arguments) :  » </text:span></text:p>
      <text:p text:style-name="P6">Ici le self sert à désigner l’appartenance, il faut écrire dans la fonction « self.arg = arg » pour pouvoir rendre l’argument propre à chaque instance. </text:p>
      <text:p text:style-name="P6">Pour changer cet argument, il suffira d’écrire « instance = Objet(« argument ») »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7:27:48.096124023</meta:creation-date>
    <meta:editing-duration>PT12M39S</meta:editing-duration>
    <meta:editing-cycles>4</meta:editing-cycles>
    <meta:generator>LibreOffice/7.3.7.2$Linux_X86_64 LibreOffice_project/30$Build-2</meta:generator>
    <dc:date>2023-11-13T13:17:35.630794357</dc:date>
    <meta:document-statistic meta:table-count="0" meta:image-count="0" meta:object-count="0" meta:page-count="1" meta:paragraph-count="18" meta:word-count="237" meta:character-count="1319" meta:non-whitespace-character-count="1093"/>
  </office:meta>
</office:document-meta>
</file>